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ndedServletRequestDataBinder.ExtendedServletRequestDataBinder( @ Nullable Object target , String obj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ServletRequestDataBinder.ExtendedServletRequestDataBinder( @ Nullable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ServletRequestDataBinder.addBindValues( MutablePropertyValues mpvs , ServletRequest 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